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2" style:family="graphic" style:parent-style-name="objectwithoutfill">
      <style:graphic-properties svg:stroke-width="0.05cm" svg:stroke-color="#0000cc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ff0000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tratti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66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="Arrow" draw:marker-start-width="0.3cm" draw:marker-end="Arrow" draw:marker-end-width="0.3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1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5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text-properties fo:color="#0000cc" fo:font-size="36pt" style:font-size-asian="36pt" style:font-size-complex="36pt" style:text-overline-style="solid" style:text-overline-width="auto" style:text-overline-color="font-color"/>
    </style:style>
    <style:style style:name="P5" style:family="paragraph">
      <loext:graphic-properties draw:fill="none" draw:fill-color="#ffffff"/>
      <style:text-properties fo:color="#cc0000" fo:font-size="36pt" style:font-size-asian="36pt" style:font-size-complex="36pt" style:text-overline-style="solid" style:text-overline-width="auto" style:text-overline-color="font-color"/>
    </style:style>
    <style:style style:name="P6" style:family="paragraph">
      <loext:graphic-properties draw:fill="none" draw:fill-color="#ffffff"/>
      <style:text-properties fo:color="#000000" fo:font-size="36pt" style:font-size-asian="36pt" style:font-size-complex="36pt" style:text-overline-style="solid" style:text-overline-width="auto" style:text-overline-color="font-color"/>
    </style:style>
    <style:style style:name="P7" style:family="paragraph">
      <loext:graphic-properties draw:fill="none" draw:fill-color="#ffffff"/>
      <style:text-properties fo:color="#006600" fo:font-size="36pt" style:font-size-asian="36pt" style:font-size-complex="36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Liberation Sans3" fo:font-size="36pt" style:font-name-asian="Liberation Sans3" style:font-size-asian="36pt" style:font-name-complex="Liberation Sans3" style:font-size-complex="36pt"/>
    </style:style>
    <style:style style:name="T4" style:family="text">
      <style:text-properties style:font-name="Liberation Sans" fo:font-size="16pt" style:font-name-asian="Liberation Sans3" style:font-size-asian="16pt" style:font-name-complex="Liberation Sans3" style:font-size-complex="16pt"/>
    </style:style>
    <style:style style:name="T5" style:family="text">
      <style:text-properties fo:color="#0000cc" fo:font-size="36pt" style:font-size-asian="36pt" style:font-size-complex="36pt" style:text-overline-style="solid" style:text-overline-width="auto" style:text-overline-color="font-color"/>
    </style:style>
    <style:style style:name="T6" style:family="text">
      <style:text-properties fo:color="#0000cc" style:text-position="super 58%" fo:font-size="36pt" style:font-size-asian="36pt" style:font-size-complex="36pt" style:text-overline-style="none" style:text-overline-color="font-color"/>
    </style:style>
    <style:style style:name="T7" style:family="text">
      <style:text-properties fo:color="#cc0000" style:text-position="0% 100%" fo:font-size="36pt" style:font-size-asian="36pt" style:font-size-complex="36pt" style:text-overline-style="none" style:text-overline-color="font-color"/>
    </style:style>
    <style:style style:name="T8" style:family="text">
      <style:text-properties fo:color="#cc0000" style:text-position="super 58%" fo:font-size="36pt" style:font-size-asian="36pt" style:font-size-complex="36pt" style:text-overline-style="none" style:text-overline-color="font-color"/>
    </style:style>
    <style:style style:name="T9" style:family="text">
      <style:text-properties fo:color="#000000" style:text-position="0% 100%" style:font-name="Liberation Sans3" fo:font-size="36pt" style:font-name-asian="Liberation Sans3" style:font-size-asian="36pt" style:font-name-complex="Liberation Sans3" style:font-size-complex="36pt" style:text-overline-style="none" style:text-overline-color="font-color"/>
    </style:style>
    <style:style style:name="T10" style:family="text">
      <style:text-properties fo:color="#000000" style:text-position="super 58%" fo:font-size="36pt" style:font-size-asian="36pt" style:font-size-complex="36pt" style:text-overline-style="none" style:text-overline-color="font-color"/>
    </style:style>
    <style:style style:name="T11" style:family="text">
      <style:text-properties fo:color="#000000" style:text-position="super 58%" style:font-name="Liberation Sans3" fo:font-size="36pt" style:font-name-asian="Liberation Sans3" style:font-size-asian="36pt" style:font-name-complex="Liberation Sans3" style:font-size-complex="36pt" style:text-overline-style="none" style:text-overline-color="font-color"/>
    </style:style>
    <style:style style:name="T12" style:family="text">
      <style:text-properties fo:color="#006600" fo:font-size="36pt" style:font-size-asian="36pt" style:font-size-complex="36pt"/>
    </style:style>
    <style:style style:name="T13" style:family="text">
      <style:text-properties fo:color="#0066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xml:id="id1" draw:id="id1" draw:layer="layout" svg:width="0.4cm" svg:height="0.4cm" svg:x="6.2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xml:id="id2" draw:id="id2" draw:layer="layout" draw:type="line" svg:x1="6.542cm" svg:y1="17.158cm" svg:x2="12.258cm" svg:y2="14.342cm" draw:start-shape="id1" draw:start-glue-point="11" svg:d="M6542 17158l5716-2816" svg:viewBox="0 0 5717 2817">
          <text:p/>
        </draw:connector>
        <draw:connector draw:style-name="gr3" draw:text-style-name="P2" draw:layer="layout" draw:type="line" svg:x1="12.258cm" svg:y1="14.342cm" svg:x2="14.662cm" svg:y2="10.436cm" draw:start-shape="id2" draw:start-glue-point="3" svg:d="M12258 14342l2404-3906" svg:viewBox="0 0 2405 3907">
          <text:p/>
        </draw:connector>
        <draw:connector draw:style-name="gr4" draw:text-style-name="P2" draw:layer="layout" draw:type="line" svg:x1="6.542cm" svg:y1="17.158cm" svg:x2="20.762cm" svg:y2="5.549cm" draw:start-shape="id1" draw:start-glue-point="11" svg:d="M6542 17158l14220-11609" svg:viewBox="0 0 14221 11610">
          <text:p/>
        </draw:connector>
        <draw:custom-shape draw:style-name="gr1" draw:text-style-name="P1" xml:id="id3" draw:id="id3" draw:layer="layout" svg:width="0.4cm" svg:height="0.4cm" svg:x="14.6cm" svg:y="1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8cm" svg:y1="10.2cm" svg:x2="17.859cm" svg:y2="2.462cm" draw:start-shape="id3" draw:start-glue-point="4" svg:d="M14800 10200l3059-7738" svg:viewBox="0 0 3060 7739">
          <text:p/>
        </draw:connector>
        <draw:path draw:style-name="gr6" draw:text-style-name="P2" draw:layer="layout" svg:width="4.463cm" svg:height="4.391cm" draw:transform="skewX (-9.49940760904387E-017) rotate (2.42810205537451) translate (14.662cm 10.436cm)" svg:viewBox="0 0 4464 4392" svg:d="M0 0c6166 0 4149 4392 4149 4392">
          <text:p/>
        </draw:path>
        <draw:path draw:style-name="gr6" draw:text-style-name="P2" draw:layer="layout" svg:width="7.263cm" svg:height="2.762cm" draw:transform="rotate (0.0226892802759263) translate (14.9999999994458cm 10.3999999755801cm)" svg:viewBox="0 0 7264 2763" svg:d="M0 0c8802 0 7139 2763 7139 2763">
          <text:p/>
        </draw:path>
        <draw:path draw:style-name="gr6" draw:text-style-name="P2" draw:layer="layout" svg:width="8.684cm" svg:height="4.38cm" draw:transform="rotate (0.253421807389577) translate (13.9016710557386cm 6.14918446582788cm)" svg:viewBox="0 0 8685 4381" svg:d="M0 4381c10330 0 8572-4381 8572-4381">
          <text:p/>
        </draw:path>
        <draw:path draw:style-name="gr7" draw:text-style-name="P2" draw:layer="layout" svg:width="0.988cm" svg:height="0.387cm" draw:transform="skewX (0.172787595947439) rotate (-0.245218759905204) translate (15.6000000312106cm 8.39999992973486cm)" svg:viewBox="0 0 989 388" svg:d="M0 0c825 0 989 388 989 388">
          <text:p/>
        </draw:path>
        <draw:line draw:style-name="gr8" draw:text-style-name="P1" draw:layer="layout" svg:x1="5.8cm" svg:y1="17cm" svg:x2="14.2cm" svg:y2="10.2cm">
          <text:p/>
        </draw:line>
        <draw:frame draw:style-name="gr9" draw:text-style-name="P3" draw:layer="layout" svg:width="2.195cm" svg:height="1.673cm" svg:x="6.6cm" svg:y="17.4cm">
          <draw:text-box>
            <text:p><text:span text:style-name="T1">PV</text:span></text:p>
          </draw:text-box>
        </draw:frame>
        <draw:frame draw:style-name="gr9" draw:text-style-name="P3" draw:layer="layout" svg:width="2.195cm" svg:height="1.673cm" svg:x="14.805cm" svg:y="10.727cm">
          <draw:text-box>
            <text:p><text:span text:style-name="T1">SV</text:span></text:p>
          </draw:text-box>
        </draw:frame>
        <draw:frame draw:style-name="gr10" draw:text-style-name="P3" draw:layer="layout" svg:width="1.908cm" svg:height="1.673cm" svg:x="8.292cm" svg:y="11.527cm">
          <draw:text-box>
            <text:p><text:span text:style-name="T1">L</text:span><text:span text:style-name="T2">XY</text:span></text:p>
          </draw:text-box>
        </draw:frame>
        <draw:frame draw:style-name="gr11" draw:text-style-name="P3" draw:layer="layout" svg:width="1.954cm" svg:height="1.673cm" svg:x="16cm" svg:y="6.527cm">
          <draw:text-box>
            <text:p><text:span text:style-name="T3">θ</text:span><text:span text:style-name="T4">P</text:span></text:p>
          </draw:text-box>
        </draw:frame>
        <draw:frame draw:style-name="gr12" draw:text-style-name="P4" draw:layer="layout" svg:width="2.2cm" svg:height="1.722cm" svg:x="10.4cm" svg:y="15.4cm">
          <draw:text-box>
            <text:p><text:span text:style-name="T5">B</text:span><text:span text:style-name="T6">0</text:span></text:p>
          </draw:text-box>
        </draw:frame>
        <draw:frame draw:style-name="gr12" draw:text-style-name="P5" draw:layer="layout" svg:width="2.2cm" svg:height="1.722cm" svg:x="13.4cm" svg:y="12.6cm">
          <draw:text-box>
            <text:p><text:span text:style-name="T7">D</text:span><text:span text:style-name="T8">+</text:span></text:p>
          </draw:text-box>
        </draw:frame>
        <draw:frame draw:style-name="gr12" draw:text-style-name="P6" draw:layer="layout" svg:width="2.2cm" svg:height="1.722cm" svg:x="12.462cm" svg:y="3cm">
          <draw:text-box>
            <text:p><text:span text:style-name="T9">π</text:span><text:span text:style-name="T10">+</text:span></text:p>
          </draw:text-box>
        </draw:frame>
        <draw:frame draw:style-name="gr12" draw:text-style-name="P6" draw:layer="layout" svg:width="2.2cm" svg:height="1.722cm" svg:x="22.6cm" svg:y="11.2cm">
          <draw:text-box>
            <text:p><text:span text:style-name="T9">π</text:span><text:span text:style-name="T10">+</text:span></text:p>
          </draw:text-box>
        </draw:frame>
        <draw:frame draw:style-name="gr12" draw:text-style-name="P6" draw:layer="layout" svg:width="2.2cm" svg:height="1.722cm" svg:x="22.8cm" svg:y="3cm">
          <draw:text-box>
            <text:p><text:span text:style-name="T9">K</text:span><text:span text:style-name="T11">-</text:span></text:p>
          </draw:text-box>
        </draw:frame>
        <draw:frame draw:style-name="gr13" draw:text-style-name="P7" draw:layer="layout" svg:width="1.666cm" svg:height="1.673cm" svg:x="18cm" svg:y="1.727cm">
          <draw:text-box>
            <text:p><text:span text:style-name="T12">p</text:span><text:span text:style-name="T13">D</text:span></text:p>
          </draw:text-box>
        </draw:frame>
        <draw:frame draw:style-name="gr14" draw:text-style-name="P8" draw:layer="layout" svg:width="1.201cm" svg:height="0.848cm" svg:x="16.6cm" svg:y="6.352cm">
          <draw:text-box>
            <text:p><text:span text:style-name="T2">XY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tratti" draw:style="rect" draw:dots1="1" draw:dots1-length="0.5cm" draw:distance="0.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7T11:45:37.487915075</meta:creation-date>
    <dc:date>2016-01-28T15:51:58.709928334</dc:date>
    <meta:editing-duration>PT23S</meta:editing-duration>
    <meta:editing-cycles>2</meta:editing-cycles>
    <meta:generator>LibreOffice/5.0.2.2$Linux_X86_64 LibreOffice_project/00m0$Build-2</meta:generator>
    <meta:document-statistic meta:object-count="45"/>
  </office:meta>
</office:document-meta>
</file>